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4">
            <text:p>AA-56704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830.0">
            <text:p>1683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SSR-2714">
            <text:p>SSR-2714</text:p>
          </table:table-cell>
          <table:table-cell office:value-type="float" office:value="54.31">
            <text:p>54.31</text:p>
          </table:table-cell>
          <table:table-cell office:value-type="float" office:value="-9.52">
            <text:p>-9.52</text:p>
          </table:table-cell>
          <table:table-cell office:value-type="float" office:value="17370.0">
            <text:p>1737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8.53">
            <text:p>28.53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McCabeEtal1986,ShennanEtal2018">
            <text:p>McCabeEtal2005,McCabeEtal1986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SSR-2713">
            <text:p>SSR-2713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940.0">
            <text:p>1694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McCabeEtal1986,ShennanEtal2018">
            <text:p>McCabeEtal2005,McCabeEtal1986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5">
            <text:p>AA-56705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8675.0">
            <text:p>18675.0</text:p>
          </table:table-cell>
          <table:table-cell office:value-type="float" office:value="99.0">
            <text:p>9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6">
            <text:p>AA-56706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389.0">
            <text:p>16389.0</text:p>
          </table:table-cell>
          <table:table-cell office:value-type="float" office:value="74.0">
            <text:p>74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7">
            <text:p>AA-56707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328.0">
            <text:p>16328.0</text:p>
          </table:table-cell>
          <table:table-cell office:value-type="float" office:value="67.0">
            <text:p>6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3">
            <text:p>AA-56703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627.0">
            <text:p>16627.0</text:p>
          </table:table-cell>
          <table:table-cell office:value-type="float" office:value="83.0">
            <text:p>83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3589">
            <text:p>AA-53589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980.0">
            <text:p>1698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